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803cm"/>
    </style:style>
    <style:style style:family="table-column" style:name="co2">
      <style:table-column-properties fo:break-before="auto" style:column-width="3.496cm"/>
    </style:style>
    <style:style style:family="table-column" style:name="co3">
      <style:table-column-properties fo:break-before="auto" style:column-width="1.175cm"/>
    </style:style>
    <style:style style:family="table-column" style:name="co4">
      <style:table-column-properties fo:break-before="auto" style:column-width="1.958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2.293cm"/>
    </style:style>
    <style:style style:family="table-column" style:name="co8">
      <style:table-column-properties fo:break-before="auto" style:column-width="5.59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873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Normal_5f_Sheet1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Normal_5f_Sheet1" style:name="ce1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Normal_5f_Sheet1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 table:number-columns-repeated="74"/>
        <table:table-column table:style-name="co6" table:default-cell-style-name="ce10" table:number-columns-repeated="2"/>
        <table:table-column table:style-name="co5" table:default-cell-style-name="Default" table:number-columns-repeated="944"/>
        <table:table-row table:style-name="ro1">
          <table:table-cell ns41:value-type="string" table:style-name="TL Title" office:value-type="string">
            <office:annotation draw:style-name="gr1" svg:height="2.622cm" draw:caption-point-y="-0.042cm" svg:width="5.735cm" svg:x="8.223cm" draw:caption-point-x="-0.43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HOLLAND - TWEEDE GEDEELTE <text:s text:c="2"/>Gemeente's gewijze Indeeling der provincie. Verzameling van het eerste gedeelte. </text:p>
          </table:table-cell>
          <table:table-cell table:style-name="ce11" table:number-columns-repeated="2"/>
          <table:table-cell table:style-name="ce21" table:number-columns-repeated="50"/>
          <table:table-cell table:style-name="ce61" table:number-columns-repeated="26"/>
          <table:table-cell table:style-name="ce63"/>
          <table:table-cell table:style-name="ce67" table:number-columns-repeated="944"/>
        </table:table-row>
        <table:table-row table:style-name="ro1">
          <table:table-cell table:style-name="ce2"/>
          <table:table-cell table:style-name="ce12" table:number-columns-repeated="7"/>
          <table:table-cell table:style-name="ce41" table:number-columns-repeated="45"/>
          <table:table-cell table:style-name="ce62" table:number-columns-repeated="27"/>
          <table:table-cell table:style-name="ce67" table:number-columns-repeated="944"/>
        </table:table-row>
        <table:table-row table:style-name="ro2">
          <table:table-cell ns41:value-type="string" table:number-rows-spanned="5" table:style-name="TL RowProperty" table:number-columns-spanned="2" office:value-type="string">
            <text:p>GEMEENTEN</text:p>
          </table:table-cell>
          <table:covered-table-cell table:style-name="ce13"/>
          <table:table-cell table:style-name="ce20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29"/>
          <table:covered-table-cell table:style-name="ce37"/>
          <table:table-cell ns41:value-type="string" table:number-rows-spanned="5" table:style-name="TL ColHeader" table:number-columns-spanned="1" office:value-type="string">
            <text:p>Bewonde schepen.</text:p>
          </table:table-cell>
          <table:table-cell ns41:value-type="string" table:number-rows-spanned="5" table:style-name="TL ColHeader" table:number-columns-spanned="1" office:value-type="string">
            <text:p>Bewonde schepen en Huizen.</text:p>
          </table:table-cell>
          <table:table-cell ns41:value-type="string" table:number-rows-spanned="5" table:style-name="TL ColHeader" table:number-columns-spanned="1" office:value-type="string">
            <text:p>Huisgezinnen.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ce29"/>
          <table:covered-table-cell table:style-name="ce37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6"/>
          <table:covered-table-cell table:style-name="ce64"/>
          <table:table-cell table:style-name="ce68" table:number-columns-repeated="944"/>
        </table:table-row>
        <table:table-row table:style-name="ro2">
          <table:covered-table-cell table:style-name="ce4"/>
          <table:covered-table-cell table:style-name="ce14"/>
          <table:table-cell table:style-name="ce16"/>
          <table:covered-table-cell table:style-name="ce23"/>
          <table:covered-table-cell table:style-name="ce30"/>
          <table:covered-table-cell table:style-name="ce38"/>
          <table:covered-table-cell table:style-name="TL ColHeader" table:number-columns-repeated="3"/>
          <table:covered-table-cell table:style-name="ce43"/>
          <table:covered-table-cell table:style-name="ce30"/>
          <table:covered-table-cell table:style-name="ce38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6"/>
          <table:covered-table-cell table:style-name="ce52"/>
          <table:table-cell ns41:value-type="string" table:number-rows-spanned="1" table:style-name="TL ColHeader" table:number-columns-spanned="6" office:value-type="string">
            <text:p>BURGELIJKE STAAT</text:p>
          </table:table-cell>
          <table:covered-table-cell table:style-name="TL ColHeader" table:number-columns-repeated="4"/>
          <table:covered-table-cell table:style-name="ce52"/>
          <table:table-cell ns41:value-type="string" table:number-rows-spanned="1" table:style-name="TL ColHeader" table:number-columns-spanned="16" office:value-type="string">
            <text:p>GEBOORTE PLAATS</text:p>
          </table:table-cell>
          <table:covered-table-cell table:style-name="TL ColHeader" table:number-columns-repeated="14"/>
          <table:covered-table-cell table:style-name="ce59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6"/>
          <table:covered-table-cell table:style-name="ce65"/>
          <table:table-cell table:style-name="ce68" table:number-columns-repeated="944"/>
        </table:table-row>
        <table:table-row table:style-name="ro3">
          <table:covered-table-cell table:style-name="ce4"/>
          <table:covered-table-cell table:style-name="ce14"/>
          <table:table-cell table:style-name="ce16"/>
          <table:table-cell ns41:value-type="string" table:number-rows-spanned="3" table:style-name="TL ColHeader" table:number-columns-spanned="1" office:value-type="string">
            <text:p>Bewonde.</text:p>
          </table:table-cell>
          <table:table-cell ns41:value-type="string" table:number-rows-spanned="3" table:style-name="TL ColHeader" table:number-columns-spanned="1" office:value-type="string">
            <text:p>Onbewonde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Mannelijk.</text:p>
          </table:table-cell>
          <table:table-cell ns41:value-type="string" table:number-rows-spanned="3" table:style-name="TL ColHeader" table:number-columns-spanned="1" office:value-type="string">
            <text:p>Vrouwelijk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2" table:style-name="TL ColHeader" table:number-columns-spanned="2" office:value-type="string">
            <text:p>Gewoo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Tijdelijk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Doortrekkend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Personen tijdelijk afwezig, niet begrepen onder de vorige rubriek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Ongehuwd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Gehuwd</text:p>
          </table:table-cell>
          <table:covered-table-cell table:style-name="ce51"/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2" office:value-type="string">
            <text:p>In de gemeente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In de provincie buiten de gemeente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In eene andere provincie binnen het Rijk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In de bezittingen buiten Europa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In Duitschland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In België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In Engeland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In andere vreemde land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Nederduitsch Hervormd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Fransche of Waalsche Hervormdene 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Engelsche of Presbijteriaansche Hervormd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Leden der Schotse gemeente.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Anglicaansche Episcopal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Evangelisch Lutersch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Herstelde Lutersch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Doopsgezinden of Mennoniet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Remonstrant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Hernhutters of Moravische Broeders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Kwakers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Christelijk Afgescheiden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Roomsch Catholijk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Oud-Roomschen of van de Bisschoppelijke Klerezie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Griek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Armenian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Nederduitsche Israëlit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Portugesche Israëliten</text:p>
          </table:table-cell>
          <table:covered-table-cell table:style-name="ce51"/>
          <table:table-cell ns41:value-type="string" table:number-rows-spanned="2" table:style-name="TL ColHeader" table:number-columns-spanned="2" office:value-type="string">
            <text:p>Onbekend en tot geene der genoemde gezindheden behoorende</text:p>
          </table:table-cell>
          <table:covered-table-cell table:style-name="ce60"/>
          <table:table-cell table:style-name="ce68" table:number-columns-repeated="944"/>
        </table:table-row>
        <table:table-row table:style-name="ro4">
          <table:covered-table-cell table:style-name="ce4"/>
          <table:covered-table-cell table:style-name="ce14"/>
          <table:table-cell table:style-name="ce16"/>
          <table:covered-table-cell table:style-name="ce25"/>
          <table:covered-table-cell table:style-name="TL ColHeader" table:number-columns-repeated="8"/>
          <table:covered-table-cell table:style-name="TL ColHeader" table:number-columns-repeated="6"/>
          <table:covered-table-cell table:style-name="TL ColHeader" table:number-columns-repeated="6"/>
          <table:covered-table-cell table:style-name="TL ColHeader" table:number-columns-repeated="2"/>
          <table:covered-table-cell table:style-name="TL ColHeader" table:number-columns-repeated="53"/>
          <table:covered-table-cell table:style-name="ce60"/>
          <table:table-cell table:style-name="ce68" table:number-columns-repeated="944"/>
        </table:table-row>
        <table:table-row table:style-name="ro2">
          <table:covered-table-cell table:style-name="ce5"/>
          <table:covered-table-cell table:style-name="ce15"/>
          <table:table-cell table:style-name="ce16"/>
          <table:covered-table-cell table:style-name="ce24"/>
          <table:covered-table-cell table:style-name="TL ColHeader" table:number-columns-repeated="8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68" table:number-columns-repeated="944"/>
        </table:table-row>
        <table:table-row table:style-name="ro2">
          <table:table-cell table:style-name="ce6"/>
          <table:table-cell table:style-name="ce16" table:number-columns-repeated="2"/>
          <table:table-cell table:style-name="ce26" table:number-columns-repeated="9"/>
          <table:table-cell table:style-name="ce48" table:number-columns-repeated="12"/>
          <table:table-cell table:style-name="ce55" table:number-columns-repeated="2"/>
          <table:table-cell table:style-name="ce57" table:number-columns-repeated="54"/>
          <table:table-cell table:style-name="ce69"/>
          <table:table-cell table:number-columns-repeated="943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22875" office:value-type="float">
            <text:p>22875</text:p>
          </table:table-cell>
          <table:table-cell ns41:value-type="float" table:style-name="TL Data" office:value="2726" office:value-type="float">
            <text:p>2726</text:p>
          </table:table-cell>
          <table:table-cell ns41:value-type="float" table:style-name="TL Data" office:value="25601" office:value-type="float">
            <text:p>2560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3231" office:value-type="float">
            <text:p>23231</text:p>
          </table:table-cell>
          <table:table-cell ns41:value-type="float" table:style-name="TL Data" office:value="50986" office:value-type="float">
            <text:p>50986</text:p>
          </table:table-cell>
          <table:table-cell ns41:value-type="float" table:style-name="TL Data" office:value="101856" office:value-type="float">
            <text:p>101856</text:p>
          </table:table-cell>
          <table:table-cell ns41:value-type="float" table:style-name="TL Data" office:value="122179" office:value-type="float">
            <text:p>122179</text:p>
          </table:table-cell>
          <table:table-cell ns41:value-type="float" table:style-name="TL Data" office:value="224035" office:value-type="float">
            <text:p>224035</text:p>
          </table:table-cell>
          <table:table-cell ns41:value-type="float" table:style-name="TL Data" office:value="97610" office:value-type="float">
            <text:p>97610</text:p>
          </table:table-cell>
          <table:table-cell ns41:value-type="float" table:style-name="TL Data" office:value="120384" office:value-type="float">
            <text:p>120384</text:p>
          </table:table-cell>
          <table:table-cell ns41:value-type="float" table:style-name="TL Data" office:value="3653" office:value-type="float">
            <text:p>3653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43" office:value-type="float">
            <text:p>243</text:p>
          </table:table-cell>
          <table:table-cell ns41:value-type="string" table:style-name="TL Data" office:value-type="string">
            <text:p>2201/1</text:p>
          </table:table-cell>
          <table:table-cell ns41:value-type="string" table:style-name="TL Data" office:value-type="string">
            <text:p>1083/1</text:p>
          </table:table-cell>
          <table:table-cell ns41:value-type="float" table:style-name="TL Data" office:value="62908" office:value-type="float">
            <text:p>62908</text:p>
          </table:table-cell>
          <table:table-cell ns41:value-type="float" table:style-name="TL Data" office:value="74715" office:value-type="float">
            <text:p>74715</text:p>
          </table:table-cell>
          <table:table-cell ns41:value-type="float" table:style-name="TL Data" office:value="35375" office:value-type="float">
            <text:p>35375</text:p>
          </table:table-cell>
          <table:table-cell ns41:value-type="float" table:style-name="TL Data" office:value="35514" office:value-type="float">
            <text:p>35514</text:p>
          </table:table-cell>
          <table:table-cell ns41:value-type="float" table:style-name="TL Data" office:value="3573" office:value-type="float">
            <text:p>3573</text:p>
          </table:table-cell>
          <table:table-cell ns41:value-type="float" table:style-name="TL Data" office:value="11950" office:value-type="float">
            <text:p>11950</text:p>
          </table:table-cell>
          <table:table-cell ns41:value-type="float" table:style-name="TL Data" office:value="80249" office:value-type="float">
            <text:p>80249</text:p>
          </table:table-cell>
          <table:table-cell ns41:value-type="float" table:style-name="TL Data" office:value="96680" office:value-type="float">
            <text:p>96680</text:p>
          </table:table-cell>
          <table:table-cell ns41:value-type="float" table:style-name="TL Data" office:value="4334" office:value-type="float">
            <text:p>4334</text:p>
          </table:table-cell>
          <table:table-cell ns41:value-type="float" table:style-name="TL Data" office:value="6337" office:value-type="float">
            <text:p>6337</text:p>
          </table:table-cell>
          <table:table-cell ns41:value-type="float" table:style-name="TL Data" office:value="10554" office:value-type="float">
            <text:p>10554</text:p>
          </table:table-cell>
          <table:table-cell ns41:value-type="float" table:style-name="TL Data" office:value="15649" office:value-type="float">
            <text:p>1564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909" office:value-type="float">
            <text:p>4909</text:p>
          </table:table-cell>
          <table:table-cell ns41:value-type="float" table:style-name="TL Data" office:value="2302" office:value-type="float">
            <text:p>230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8327" office:value-type="float">
            <text:p>48327</text:p>
          </table:table-cell>
          <table:table-cell ns41:value-type="float" table:style-name="TL Data" office:value="61510" office:value-type="float">
            <text:p>61510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339" office:value-type="float">
            <text:p>12339</text:p>
          </table:table-cell>
          <table:table-cell ns41:value-type="float" table:style-name="TL Data" office:value="12369" office:value-type="float">
            <text:p>12369</text:p>
          </table:table-cell>
          <table:table-cell ns41:value-type="float" table:style-name="TL Data" office:value="3337" office:value-type="float">
            <text:p>3337</text:p>
          </table:table-cell>
          <table:table-cell ns41:value-type="float" table:style-name="TL Data" office:value="3713" office:value-type="float">
            <text:p>3713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1824" office:value-type="float">
            <text:p>21824</text:p>
          </table:table-cell>
          <table:table-cell ns41:value-type="float" table:style-name="TL Data" office:value="27032" office:value-type="float">
            <text:p>2703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741" office:value-type="float">
            <text:p>10741</text:p>
          </table:table-cell>
          <table:table-cell ns41:value-type="float" table:style-name="TL Data" office:value="11666" office:value-type="float">
            <text:p>11666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4679" office:value-type="float">
            <text:p>4679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5887" office:value-type="float">
            <text:p>588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12" office:value-type="float">
            <text:p>4712</text:p>
          </table:table-cell>
          <table:table-cell ns41:value-type="float" table:style-name="TL Data" office:value="5862" office:value-type="float">
            <text:p>5862</text:p>
          </table:table-cell>
          <table:table-cell ns41:value-type="float" table:style-name="TL Data" office:value="12093" office:value-type="float">
            <text:p>12093</text:p>
          </table:table-cell>
          <table:table-cell ns41:value-type="float" table:style-name="TL Data" office:value="13759" office:value-type="float">
            <text:p>13759</text:p>
          </table:table-cell>
          <table:table-cell ns41:value-type="float" table:style-name="TL Data" office:value="25852" office:value-type="float">
            <text:p>25852</text:p>
          </table:table-cell>
          <table:table-cell ns41:value-type="float" table:style-name="TL Data" office:value="11188" office:value-type="float">
            <text:p>11188</text:p>
          </table:table-cell>
          <table:table-cell ns41:value-type="float" table:style-name="TL Data" office:value="13410" office:value-type="float">
            <text:p>13410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494" office:value-type="float">
            <text:p>7494</text:p>
          </table:table-cell>
          <table:table-cell ns41:value-type="float" table:style-name="TL Data" office:value="8281" office:value-type="float">
            <text:p>8281</text:p>
          </table:table-cell>
          <table:table-cell ns41:value-type="float" table:style-name="TL Data" office:value="4162" office:value-type="float">
            <text:p>4162</text:p>
          </table:table-cell>
          <table:table-cell ns41:value-type="float" table:style-name="TL Data" office:value="4168" office:value-type="float">
            <text:p>4168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8346" office:value-type="float">
            <text:p>8346</text:p>
          </table:table-cell>
          <table:table-cell ns41:value-type="float" table:style-name="TL Data" office:value="9321" office:value-type="float">
            <text:p>9321</text:p>
          </table:table-cell>
          <table:table-cell ns41:value-type="float" table:style-name="TL Data" office:value="1744" office:value-type="float">
            <text:p>1744</text:p>
          </table:table-cell>
          <table:table-cell ns41:value-type="float" table:style-name="TL Data" office:value="2163" office:value-type="float">
            <text:p>2163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967" office:value-type="float">
            <text:p>5967</text:p>
          </table:table-cell>
          <table:table-cell ns41:value-type="float" table:style-name="TL Data" office:value="6868" office:value-type="float">
            <text:p>686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66" office:value-type="float">
            <text:p>4366</text:p>
          </table:table-cell>
          <table:table-cell ns41:value-type="float" table:style-name="TL Data" office:value="5148" office:value-type="float">
            <text:p>51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368" office:value-type="float">
            <text:p>23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4854" office:value-type="float">
            <text:p>4854</text:p>
          </table:table-cell>
          <table:table-cell ns41:value-type="float" table:style-name="TL Data" office:value="5338" office:value-type="float">
            <text:p>5338</text:p>
          </table:table-cell>
          <table:table-cell ns41:value-type="float" table:style-name="TL Data" office:value="10192" office:value-type="float">
            <text:p>10192</text:p>
          </table:table-cell>
          <table:table-cell ns41:value-type="float" table:style-name="TL Data" office:value="4508" office:value-type="float">
            <text:p>4508</text:p>
          </table:table-cell>
          <table:table-cell ns41:value-type="float" table:style-name="TL Data" office:value="5166" office:value-type="float">
            <text:p>516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031" office:value-type="float">
            <text:p>3031</text:p>
          </table:table-cell>
          <table:table-cell ns41:value-type="float" table:style-name="TL Data" office:value="3258" office:value-type="float">
            <text:p>3258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3142" office:value-type="float">
            <text:p>3142</text:p>
          </table:table-cell>
          <table:table-cell ns41:value-type="float" table:style-name="TL Data" office:value="3367" office:value-type="float">
            <text:p>3367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 table:number-columns-repeated="2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4370" office:value-type="float">
            <text:p>4370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2225" office:value-type="float">
            <text:p>22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283" office:value-type="float">
            <text:p>1283</text:p>
          </table:table-cell>
          <table:table-cell table:style-name="TL Data" table:number-columns-repeated="8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828" office:value-type="float">
            <text:p>828</text:p>
          </table:table-cell>
          <table:table-cell table:style-name="TL Data" table:number-columns-repeated="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2468" office:value-type="float">
            <text:p>2468</text:p>
          </table:table-cell>
          <table:table-cell ns41:value-type="float" table:style-name="TL Data" office:value="2669" office:value-type="float">
            <text:p>2669</text:p>
          </table:table-cell>
          <table:table-cell ns41:value-type="float" table:style-name="TL Data" office:value="5137" office:value-type="float">
            <text:p>5137</text:p>
          </table:table-cell>
          <table:table-cell ns41:value-type="float" table:style-name="TL Data" office:value="2412" office:value-type="float">
            <text:p>2412</text:p>
          </table:table-cell>
          <table:table-cell ns41:value-type="float" table:style-name="TL Data" office:value="2628" office:value-type="float">
            <text:p>26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111" office:value-type="float">
            <text:p>2111</text:p>
          </table:table-cell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942" office:value-type="float">
            <text:p>1942</text:p>
          </table:table-cell>
          <table:table-cell ns41:value-type="float" table:style-name="TL Data" office:value="2146" office:value-type="float">
            <text:p>21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4650" office:value-type="float">
            <text:p>4650</text:p>
          </table:table-cell>
          <table:table-cell ns41:value-type="float" table:style-name="TL Data" office:value="4349" office:value-type="float">
            <text:p>4349</text:p>
          </table:table-cell>
          <table:table-cell ns41:value-type="float" table:style-name="TL Data" office:value="8999" office:value-type="float">
            <text:p>8999</text:p>
          </table:table-cell>
          <table:table-cell ns41:value-type="float" table:style-name="TL Data" office:value="3653" office:value-type="float">
            <text:p>3653</text:p>
          </table:table-cell>
          <table:table-cell ns41:value-type="float" table:style-name="TL Data" office:value="4281" office:value-type="float">
            <text:p>4281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79" office:value-type="float">
            <text:p>2879</text:p>
          </table:table-cell>
          <table:table-cell ns41:value-type="float" table:style-name="TL Data" office:value="2606" office:value-type="float">
            <text:p>2606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791" office:value-type="float">
            <text:p>2791</text:p>
          </table:table-cell>
          <table:table-cell ns41:value-type="float" table:style-name="TL Data" office:value="3175" office:value-type="float">
            <text:p>3175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92" office:value-type="float">
            <text:p>2592</text:p>
          </table:table-cell>
          <table:table-cell ns41:value-type="float" table:style-name="TL Data" office:value="2442" office:value-type="float">
            <text:p>24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Medemblik</text:p>
          </table:table-cell>
          <table:table-cell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3021" office:value-type="float">
            <text:p>3021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Monnickendam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2692" office:value-type="float">
            <text:p>269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2005" office:value-type="float">
            <text:p>2005</text:p>
          </table:table-cell>
          <table:table-cell ns41:value-type="float" table:style-name="TL Data" office:value="3848" office:value-type="float">
            <text:p>3848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1887" office:value-type="float">
            <text:p>188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138" office:value-type="float">
            <text:p>1138</text:p>
          </table:table-cell>
          <table:table-cell table:style-name="TL Data" table:number-columns-repeated="8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510" office:value-type="float">
            <text:p>510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41" office:value-type="float">
            <text:p>741</text:p>
          </table:table-cell>
          <table:table-cell table:style-name="TL Data"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2712" office:value-type="float">
            <text:p>2712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00" office:value-type="float">
            <text:p>400</text:p>
          </table:table-cell>
          <table:table-cell table:style-name="TL Data" table:number-columns-repeated="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1561" office:value-type="float">
            <text:p>156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784" office:value-type="float">
            <text:p>1784</text:p>
          </table:table-cell>
          <table:table-cell table:style-name="TL Data"/>
          <table:table-cell ns41:value-type="float" table:style-name="TL Data" office:value="1561" office:value-type="float">
            <text:p>1561</text:p>
          </table:table-cell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5414" office:value-type="float">
            <text:p>5414</text:p>
          </table:table-cell>
          <table:table-cell ns41:value-type="float" table:style-name="TL Data" office:value="5849" office:value-type="float">
            <text:p>5849</text:p>
          </table:table-cell>
          <table:table-cell ns41:value-type="float" table:style-name="TL Data" office:value="11263" office:value-type="float">
            <text:p>11263</text:p>
          </table:table-cell>
          <table:table-cell ns41:value-type="float" table:style-name="TL Data" office:value="5367" office:value-type="float">
            <text:p>5367</text:p>
          </table:table-cell>
          <table:table-cell ns41:value-type="float" table:style-name="TL Data" office:value="5801" office:value-type="float">
            <text:p>580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41" office:value-type="float">
            <text:p>3441</text:p>
          </table:table-cell>
          <table:table-cell ns41:value-type="float" table:style-name="TL Data" office:value="3524" office:value-type="float">
            <text:p>3524</text:p>
          </table:table-cell>
          <table:table-cell ns41:value-type="float" table:style-name="TL Data" office:value="1706" office:value-type="float">
            <text:p>1706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4284" office:value-type="float">
            <text:p>4284</text:p>
          </table:table-cell>
          <table:table-cell ns41:value-type="float" table:style-name="TL Data" office:value="4380" office:value-type="float">
            <text:p>4380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38" office:value-type="float">
            <text:p>3338</text:p>
          </table:table-cell>
          <table:table-cell ns41:value-type="float" table:style-name="TL Data" office:value="3627" office:value-type="float">
            <text:p>36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2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97" office:value-type="float">
            <text:p>79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ns41:value-type="string" table:style-name="TL RowHeader" office:value-type="string">
            <text:p>Totaal der steden</text:p>
          </table:table-cell>
          <table:table-cell/>
          <table:table-cell ns41:value-type="float" table:style-name="TL Data" office:value="36894" office:value-type="float">
            <text:p>36894</text:p>
          </table:table-cell>
          <table:table-cell ns41:value-type="float" table:style-name="TL Data" office:value="6262" office:value-type="float">
            <text:p>6262</text:p>
          </table:table-cell>
          <table:table-cell ns41:value-type="float" table:style-name="TL Data" office:value="43156" office:value-type="float">
            <text:p>4315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7357" office:value-type="float">
            <text:p>37357</text:p>
          </table:table-cell>
          <table:table-cell ns41:value-type="float" table:style-name="TL Data" office:value="68388" office:value-type="float">
            <text:p>68388</text:p>
          </table:table-cell>
          <table:table-cell ns41:value-type="float" table:style-name="TL Data" office:value="139341" office:value-type="float">
            <text:p>139341</text:p>
          </table:table-cell>
          <table:table-cell ns41:value-type="float" table:style-name="TL Data" office:value="162780" office:value-type="float">
            <text:p>162780</text:p>
          </table:table-cell>
          <table:table-cell ns41:value-type="float" table:style-name="TL Data" office:value="302121" office:value-type="float">
            <text:p>302121</text:p>
          </table:table-cell>
          <table:table-cell ns41:value-type="float" table:style-name="TL Data" office:value="132224" office:value-type="float">
            <text:p>132224</text:p>
          </table:table-cell>
          <table:table-cell ns41:value-type="float" table:style-name="TL Data" office:value="160003" office:value-type="float">
            <text:p>160003</text:p>
          </table:table-cell>
          <table:table-cell ns41:value-type="float" table:style-name="TL Data" office:value="6146" office:value-type="float">
            <text:p>6146</text:p>
          </table:table-cell>
          <table:table-cell ns41:value-type="float" table:style-name="TL Data" office:value="2390" office:value-type="float">
            <text:p>239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387" office:value-type="float">
            <text:p>387</text:p>
          </table:table-cell>
          <table:table-cell ns41:value-type="string" table:style-name="TL Data" office:value-type="string">
            <text:p>3212/1</text:p>
          </table:table-cell>
          <table:table-cell ns41:value-type="string" table:style-name="TL Data" office:value-type="string">
            <text:p>1602/1</text:p>
          </table:table-cell>
          <table:table-cell ns41:value-type="float" table:style-name="TL Data" office:value="86356" office:value-type="float">
            <text:p>86356</text:p>
          </table:table-cell>
          <table:table-cell ns41:value-type="float" table:style-name="TL Data" office:value="99266" office:value-type="float">
            <text:p>99266</text:p>
          </table:table-cell>
          <table:table-cell ns41:value-type="float" table:style-name="TL Data" office:value="47741" office:value-type="float">
            <text:p>47741</text:p>
          </table:table-cell>
          <table:table-cell ns41:value-type="float" table:style-name="TL Data" office:value="47653" office:value-type="float">
            <text:p>47653</text:p>
          </table:table-cell>
          <table:table-cell ns41:value-type="float" table:style-name="TL Data" office:value="5244" office:value-type="float">
            <text:p>5244</text:p>
          </table:table-cell>
          <table:table-cell ns41:value-type="float" table:style-name="TL Data" office:value="15861" office:value-type="float">
            <text:p>15861</text:p>
          </table:table-cell>
          <table:table-cell ns41:value-type="float" table:style-name="TL Data" office:value="106323" office:value-type="float">
            <text:p>106323</text:p>
          </table:table-cell>
          <table:table-cell ns41:value-type="float" table:style-name="TL Data" office:value="124696" office:value-type="float">
            <text:p>124696</text:p>
          </table:table-cell>
          <table:table-cell ns41:value-type="float" table:style-name="TL Data" office:value="10921" office:value-type="float">
            <text:p>10921</text:p>
          </table:table-cell>
          <table:table-cell ns41:value-type="float" table:style-name="TL Data" office:value="14607" office:value-type="float">
            <text:p>14607</text:p>
          </table:table-cell>
          <table:table-cell ns41:value-type="float" table:style-name="TL Data" office:value="14444" office:value-type="float">
            <text:p>14444</text:p>
          </table:table-cell>
          <table:table-cell ns41:value-type="float" table:style-name="TL Data" office:value="19503" office:value-type="float">
            <text:p>1950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554" office:value-type="float">
            <text:p>5554</text:p>
          </table:table-cell>
          <table:table-cell ns41:value-type="float" table:style-name="TL Data" office:value="2553" office:value-type="float">
            <text:p>255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9169" office:value-type="float">
            <text:p>69169</text:p>
          </table:table-cell>
          <table:table-cell ns41:value-type="float" table:style-name="TL Data" office:value="84235" office:value-type="float">
            <text:p>84235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419" office:value-type="float">
            <text:p>14419</text:p>
          </table:table-cell>
          <table:table-cell ns41:value-type="float" table:style-name="TL Data" office:value="14251" office:value-type="float">
            <text:p>14251</text:p>
          </table:table-cell>
          <table:table-cell ns41:value-type="float" table:style-name="TL Data" office:value="3537" office:value-type="float">
            <text:p>3537</text:p>
          </table:table-cell>
          <table:table-cell ns41:value-type="float" table:style-name="TL Data" office:value="3932" office:value-type="float">
            <text:p>3932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3378" office:value-type="float">
            <text:p>337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3234" office:value-type="float">
            <text:p>33234</text:p>
          </table:table-cell>
          <table:table-cell ns41:value-type="float" table:style-name="TL Data" office:value="39626" office:value-type="float">
            <text:p>3962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524" office:value-type="float">
            <text:p>11524</text:p>
          </table:table-cell>
          <table:table-cell ns41:value-type="float" table:style-name="TL Data" office:value="12473" office:value-type="float">
            <text:p>12473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6" office:value-type="float">
            <text:p>396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2453" office:value-type="float">
            <text:p>2453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95" office:value-type="float">
            <text:p>595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5" office:value-type="float">
            <text:p>32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Akersloot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office:value="156" table:style-name="TL Data" table:number-columns-repeated="2" office:value-type="float">
            <text:p>15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0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10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81" office:value-type="float">
            <text:p>681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55" office:value-type="float">
            <text:p>755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859" office:value-type="float">
            <text:p>1859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office:value="48" table:style-name="TL Data" table:number-columns-repeated="2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60" office:value-type="float">
            <text:p>760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8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7" office:value-type="float">
            <text:p>487</text:p>
          </table:table-cell>
          <table:table-cell table:style-name="TL Data"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1612" office:value-type="float">
            <text:p>1612</text:p>
          </table:table-cell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1095" office:value-type="float">
            <text:p>1095</text:p>
          </table:table-cell>
          <table:table-cell table:style-name="TL Data" table:number-columns-repeated="8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8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17" office:value-type="float">
            <text:p>31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89" table:style-name="TL Data" table:number-columns-repeated="2" office:value-type="float">
            <text:p>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office:value="532" table:style-name="TL Data" table:number-columns-repeated="2" office:value-type="float">
            <text:p>532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erkenrod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 table:number-columns-repeated="6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office:value="117" table:style-name="TL Data" table:number-columns-repeated="2" office:value-type="float">
            <text:p>1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2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2721" office:value-type="float">
            <text:p>2721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932" office:value-type="float">
            <text:p>93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lokker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office:value="198" table:style-name="TL Data" table:number-columns-repeated="2" office:value-type="float">
            <text:p>19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ovencarspel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728" office:value-type="float">
            <text:p>728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roek op Langendijk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89" office:value-type="float">
            <text:p>38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Callantsoog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office:value="165" table:style-name="TL Data" table:number-columns-repeated="2" office:value-type="float">
            <text:p>1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Crommenie</text:p>
          </table:table-cell>
          <table:table-cell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2750" office:value-type="float">
            <text:p>2750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974" office:value-type="float">
            <text:p>974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8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office:value="120" table:style-name="TL Data" table:number-columns-repeated="2" office:value-type="float">
            <text:p>1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8"/>
          <table:table-cell ns41:value-type="float" office:value="9" table:style-name="TL Data" table:number-columns-repeated="2" office:value-type="float">
            <text:p>9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91" office:value-type="float">
            <text:p>69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office:value="216" table:style-name="TL Data" table:number-columns-repeated="2" office:value-type="float">
            <text:p>21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Egmond binnen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office:value="148" table:style-name="TL Data" table:number-columns-repeated="2" office:value-type="float">
            <text:p>14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2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 Graveland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4" office:value-type="float">
            <text:p>7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22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49" office:value-type="float">
            <text:p>64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Grosthuiz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aarlemmerliede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6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aringcarspel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office:value="212" table:style-name="TL Data" table:number-columns-repeated="2" office:value-type="float">
            <text:p>2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 table:number-columns-repeated="12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1047" office:value-type="float">
            <text:p>104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eer Hugowaard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office:value="116" table:style-name="TL Data" table:number-columns-repeated="2" office:value-type="float">
            <text:p>1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27" office:value-type="float">
            <text:p>1927</text:p>
          </table:table-cell>
          <table:table-cell ns41:value-type="float" table:style-name="TL Data" office:value="2257" office:value-type="float">
            <text:p>2257</text:p>
          </table:table-cell>
          <table:table-cell ns41:value-type="float" table:style-name="TL Data" office:value="6209" office:value-type="float">
            <text:p>6209</text:p>
          </table:table-cell>
          <table:table-cell ns41:value-type="float" table:style-name="TL Data" office:value="5355" office:value-type="float">
            <text:p>5355</text:p>
          </table:table-cell>
          <table:table-cell ns41:value-type="float" table:style-name="TL Data" office:value="11564" office:value-type="float">
            <text:p>11564</text:p>
          </table:table-cell>
          <table:table-cell ns41:value-type="float" table:style-name="TL Data" office:value="4708" office:value-type="float">
            <text:p>4708</text:p>
          </table:table-cell>
          <table:table-cell ns41:value-type="float" table:style-name="TL Data" office:value="5260" office:value-type="float">
            <text:p>5260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3264" office:value-type="float">
            <text:p>3264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553" office:value-type="float">
            <text:p>2553</text:p>
          </table:table-cell>
          <table:table-cell ns41:value-type="float" table:style-name="TL Data" office:value="2625" office:value-type="float">
            <text:p>2625</text:p>
          </table:table-cell>
          <table:table-cell ns41:value-type="float" table:style-name="TL Data" office:value="1973" office:value-type="float">
            <text:p>1973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59" office:value-type="float">
            <text:p>3959</text:p>
          </table:table-cell>
          <table:table-cell ns41:value-type="float" table:style-name="TL Data" office:value="3536" office:value-type="float">
            <text:p>353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4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office:value="292" table:style-name="TL Data" table:number-columns-repeated="2" office:value-type="float">
            <text:p>2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office:value="117" table:style-name="TL Data" table:number-columns-repeated="2" office:value-type="float">
            <text:p>1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81" office:value-type="float">
            <text:p>581</text:p>
          </table:table-cell>
          <table:table-cell table:style-name="TL Data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120" office:value-type="float">
            <text:p>1,120</text:p>
          </table:table-cell>
          <table:table-cell ns41:value-type="float" table:style-name="TL Data" office:value="2598" office:value-type="float">
            <text:p>2,598</text:p>
          </table:table-cell>
          <table:table-cell ns41:value-type="float" table:style-name="TL Data" office:value="2856" office:value-type="float">
            <text:p>2,856</text:p>
          </table:table-cell>
          <table:table-cell ns41:value-type="float" table:style-name="TL Data" office:value="5454" office:value-type="float">
            <text:p>5,454</text:p>
          </table:table-cell>
          <table:table-cell ns41:value-type="float" table:style-name="TL Data" office:value="2535" office:value-type="float">
            <text:p>2,535</text:p>
          </table:table-cell>
          <table:table-cell ns41:value-type="float" table:style-name="TL Data" office:value="2800" office:value-type="float">
            <text:p>280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1752" office:value-type="float">
            <text:p>1,752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988" office:value-type="float">
            <text:p>1,988</text:p>
          </table:table-cell>
          <table:table-cell ns41:value-type="float" table:style-name="TL Data" office:value="2109" office:value-type="float">
            <text:p>2,10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05" office:value-type="float">
            <text:p>1,405</text:p>
          </table:table-cell>
          <table:table-cell ns41:value-type="float" table:style-name="TL Data" office:value="1581" office:value-type="float">
            <text:p>1,58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oogcarspel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621" office:value-type="float">
            <text:p>1,621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outrijk en Polanen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325" office:value-type="float">
            <text:p>1,325</text:p>
          </table:table-cell>
          <table:table-cell ns41:value-type="float" table:style-name="TL Data" office:value="1295" office:value-type="float">
            <text:p>1,295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31" office:value-type="float">
            <text:p>1,231</text:p>
          </table:table-cell>
          <table:table-cell ns41:value-type="float" table:style-name="TL Data" office:value="1188" office:value-type="float">
            <text:p>1,188</text:p>
          </table:table-cell>
          <table:table-cell ns41:value-type="float" office:value="48" table:style-name="TL Data" table:number-columns-repeated="2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10"/>
          <table:table-cell ns41:value-type="float" table:style-name="TL Data" office:value="1296" office:value-type="float">
            <text:p>1,296</text:p>
          </table:table-cell>
          <table:table-cell ns41:value-type="float" table:style-name="TL Data" office:value="1265" office:value-type="float">
            <text:p>1,26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9" office:value-type="float">
            <text:p>249</text:p>
          </table:table-cell>
          <table:table-cell table:style-name="TL Data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office:value="313" table:style-name="TL Data" table:number-columns-repeated="2" office:value-type="float">
            <text:p>313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office:value="105" table:style-name="TL Data" table:number-columns-repeated="2" office:value-type="float">
            <text:p>10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Kalslag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Koog aan de Zaan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1161" office:value-type="float">
            <text:p>1,161</text:p>
          </table:table-cell>
          <table:table-cell ns41:value-type="float" table:style-name="TL Data" office:value="2186" office:value-type="float">
            <text:p>2,186</text:p>
          </table:table-cell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1132" office:value-type="float">
            <text:p>1,1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726" office:value-type="float">
            <text:p>726</text:p>
          </table:table-cell>
          <table:table-cell table:style-name="TL Data" table:number-columns-repeated="8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 table:number-columns-repeated="8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Kwadijk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5" office:value-type="float">
            <text:p>95</text:p>
          </table:table-cell>
          <table:table-cell ns41:value-type="float" office:value="58" table:style-name="TL Data" table:number-columns-repeated="2" office:value-type="float">
            <text:p>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70" office:value-type="float">
            <text:p>470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1981" office:value-type="float">
            <text:p>1,981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033" office:value-type="float">
            <text:p>1,03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Leijmuiden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office:value="157" table:style-name="TL Data" table:number-columns-repeated="2" office:value-type="float">
            <text:p>15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74" table:style-name="TL Data" table:number-columns-repeated="2" office:value-type="float">
            <text:p>27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office:value="88" table:style-name="TL Data" table:number-columns-repeated="2" office:value-type="float">
            <text:p>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Maarten (St.)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Marken (Eiland)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office:value="182" table:style-name="TL Data" table:number-columns-repeated="2" office:value-type="float">
            <text:p>18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07" office:value-type="float">
            <text:p>407</text:p>
          </table:table-cell>
          <table:table-cell table:style-name="TL Data" table:number-columns-repeated="35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571" office:value-type="float">
            <text:p>1,571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 table:number-columns-repeated="8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office:value="3" table:style-name="TL Data" table:number-columns-repeated="3" office:value-type="float">
            <text:p>3</text:p>
          </table:table-cell>
          <table:table-cell table:style-name="TL Data" table:number-columns-repeated="8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173" office:value-type="float">
            <text:p>1,173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2359" office:value-type="float">
            <text:p>2,359</text:p>
          </table:table-cell>
          <table:table-cell ns41:value-type="float" table:style-name="TL Data" office:value="1052" office:value-type="float">
            <text:p>1,052</text:p>
          </table:table-cell>
          <table:table-cell ns41:value-type="float" table:style-name="TL Data" office:value="1114" office:value-type="float">
            <text:p>1,1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67" office:value-type="float">
            <text:p>367</text:p>
          </table:table-cell>
          <table:table-cell table:style-name="TL Data" table:number-columns-repeated="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/>
          <table:table-cell ns41:value-type="float" office:value="179" table:style-name="TL Data" table:number-columns-repeated="2" office:value-type="float">
            <text:p>17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office:value="122" table:style-name="TL Data" table:number-columns-repeated="2" office:value-type="float">
            <text:p>1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4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Nibbixwoud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09" office:value-type="float">
            <text:p>509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Nieuwe Niedorp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office:value="161" table:style-name="TL Data" table:number-columns-repeated="2" office:value-type="float">
            <text:p>161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Nieuwer Amstel</text:p>
          </table:table-cell>
          <table:table-cell/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77" office:value-type="float">
            <text:p>1,177</text:p>
          </table:table-cell>
          <table:table-cell table:style-name="TL Data"/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1298" office:value-type="float">
            <text:p>1,298</text:p>
          </table:table-cell>
          <table:table-cell ns41:value-type="float" table:style-name="TL Data" office:value="2727" office:value-type="float">
            <text:p>2,727</text:p>
          </table:table-cell>
          <table:table-cell ns41:value-type="float" table:style-name="TL Data" office:value="2843" office:value-type="float">
            <text:p>2,843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2658" office:value-type="float">
            <text:p>2,658</text:p>
          </table:table-cell>
          <table:table-cell ns41:value-type="float" table:style-name="TL Data" office:value="2762" office:value-type="float">
            <text:p>2,76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39" office:value-type="float">
            <text:p>1,739</text:p>
          </table:table-cell>
          <table:table-cell ns41:value-type="float" table:style-name="TL Data" office:value="1685" office:value-type="float">
            <text:p>1,685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221" office:value-type="float">
            <text:p>1,221</text:p>
          </table:table-cell>
          <table:table-cell ns41:value-type="float" table:style-name="TL Data" office:value="1129" office:value-type="float">
            <text:p>1,129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1" office:value-type="float">
            <text:p>1,241</text:p>
          </table:table-cell>
          <table:table-cell ns41:value-type="float" table:style-name="TL Data" office:value="1283" office:value-type="float">
            <text:p>1,2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21" office:value-type="float">
            <text:p>1,221</text:p>
          </table:table-cell>
          <table:table-cell ns41:value-type="float" table:style-name="TL Data" office:value="1294" office:value-type="float">
            <text:p>1,2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office:value="17" table:style-name="TL Data" table:number-columns-repeated="2" office:value-type="float">
            <text:p>1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Noord Scharwoude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72" table:style-name="TL Data" table:number-columns-repeated="2" office:value-type="float">
            <text:p>172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1441" office:value-type="float">
            <text:p>1,441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7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office:value="123" table:style-name="TL Data" table:number-columns-repeated="2" office:value-type="float">
            <text:p>1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office:value="99" table:style-name="TL Data" table:number-columns-repeated="2" office:value-type="float">
            <text:p>9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37" table:style-name="TL Data" table:number-columns-repeated="2" office:value-type="float">
            <text:p>13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ud-Carspel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30" office:value-type="float">
            <text:p>33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89" table:style-name="TL Data" table:number-columns-repeated="2" office:value-type="float">
            <text:p>8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ude Niedorp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office:value="136" table:style-name="TL Data" table:number-columns-repeated="2" office:value-type="float">
            <text:p>1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uder Amstel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945" office:value-type="float">
            <text:p>1,945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70" office:value-type="float">
            <text:p>470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98" office:value-type="float">
            <text:p>498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Pancras (St.)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4" office:value-type="float">
            <text:p>94</text:p>
          </table:table-cell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Rietwijkeroord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Rijp (de)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1049" office:value-type="float">
            <text:p>1,049</text:p>
          </table:table-cell>
          <table:table-cell ns41:value-type="float" table:style-name="TL Data" office:value="1979" office:value-type="float">
            <text:p>1,979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1033" office:value-type="float">
            <text:p>1,0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42" office:value-type="float">
            <text:p>542</text:p>
          </table:table-cell>
          <table:table-cell table:style-name="TL Data" table:number-columns-repeated="8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1995" office:value-type="float">
            <text:p>1,995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41" office:value-type="float">
            <text:p>64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8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ardam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arwoude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6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13"/>
          <table:table-cell ns41:value-type="float" table:style-name="TL Data" office:value="5" office:value-type="float">
            <text:p>5</text:p>
          </table:table-cell>
          <table:table-cell table:style-name="TL Data" table:number-columns-repeated="2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ellingwoude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35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168" table:style-name="TL Data" table:number-columns-repeated="2" office:value-type="float">
            <text:p>16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058" office:value-type="float">
            <text:p>1,05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97" office:value-type="float">
            <text:p>397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oorl e.a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63" office:value-type="float">
            <text:p>563</text:p>
          </table:table-cell>
          <table:table-cell table:style-name="TL Data"/>
          <table:table-cell ns41:value-type="float" office:value="487" table:style-name="TL Data" table:number-columns-repeated="2" office:value-type="float">
            <text:p>487</text:p>
          </table:table-cell>
          <table:table-cell ns41:value-type="float" table:style-name="TL Data" office:value="1241" office:value-type="float">
            <text:p>1,241</text:p>
          </table:table-cell>
          <table:table-cell ns41:value-type="float" table:style-name="TL Data" office:value="1163" office:value-type="float">
            <text:p>1,163</text:p>
          </table:table-cell>
          <table:table-cell ns41:value-type="float" table:style-name="TL Data" office:value="2404" office:value-type="float">
            <text:p>2,404</text:p>
          </table:table-cell>
          <table:table-cell ns41:value-type="float" table:style-name="TL Data" office:value="1238" office:value-type="float">
            <text:p>1,238</text:p>
          </table:table-cell>
          <table:table-cell ns41:value-type="float" table:style-name="TL Data" office:value="1161" office:value-type="float">
            <text:p>1,1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46" office:value-type="float">
            <text:p>646</text:p>
          </table:table-cell>
          <table:table-cell table:style-name="TL Data" table:number-columns-repeated="8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paarnwoude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Terschelling (Eiland)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305" office:value-type="float">
            <text:p>1,305</text:p>
          </table:table-cell>
          <table:table-cell ns41:value-type="float" table:style-name="TL Data" office:value="1416" office:value-type="float">
            <text:p>1,416</text:p>
          </table:table-cell>
          <table:table-cell ns41:value-type="float" table:style-name="TL Data" office:value="2721" office:value-type="float">
            <text:p>2,721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412" office:value-type="float">
            <text:p>1,4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1289" office:value-type="float">
            <text:p>1,28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6" office:value-type="float">
            <text:p>1,156</text:p>
          </table:table-cell>
          <table:table-cell ns41:value-type="float" table:style-name="TL Data" office:value="1268" office:value-type="float">
            <text:p>1,26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Texel (Eiland)</text:p>
          </table:table-cell>
          <table:table-cell/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30" office:value-type="float">
            <text:p>1230</text:p>
          </table:table-cell>
          <table:table-cell table:style-name="TL Data"/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1217" office:value-type="float">
            <text:p>1,217</text:p>
          </table:table-cell>
          <table:table-cell ns41:value-type="float" table:style-name="TL Data" office:value="2839" office:value-type="float">
            <text:p>2,839</text:p>
          </table:table-cell>
          <table:table-cell ns41:value-type="float" table:style-name="TL Data" office:value="2784" office:value-type="float">
            <text:p>2,784</text:p>
          </table:table-cell>
          <table:table-cell ns41:value-type="float" table:style-name="TL Data" office:value="5623" office:value-type="float">
            <text:p>5,623</text:p>
          </table:table-cell>
          <table:table-cell ns41:value-type="float" table:style-name="TL Data" office:value="2803" office:value-type="float">
            <text:p>2,803</text:p>
          </table:table-cell>
          <table:table-cell ns41:value-type="float" table:style-name="TL Data" office:value="2765" office:value-type="float">
            <text:p>2,76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1688" office:value-type="float">
            <text:p>1,688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315" office:value-type="float">
            <text:p>2,315</text:p>
          </table:table-cell>
          <table:table-cell ns41:value-type="float" table:style-name="TL Data" office:value="2341" office:value-type="float">
            <text:p>2,34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17" office:value-type="float">
            <text:p>317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17" office:value-type="float">
            <text:p>1,717</text:p>
          </table:table-cell>
          <table:table-cell ns41:value-type="float" table:style-name="TL Data" office:value="1748" office:value-type="float">
            <text:p>1,7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53" office:value-type="float">
            <text:p>45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651" office:value-type="float">
            <text:p>1,651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8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52" table:style-name="TL Data" table:number-columns-repeated="2" office:value-type="float">
            <text:p>252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294" office:value-type="float">
            <text:p>1,29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49" office:value-type="float">
            <text:p>24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Urk (Eiland)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214" office:value-type="float">
            <text:p>1,214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0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2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Veenhuiz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2237" office:value-type="float">
            <text:p>2,237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072" office:value-type="float">
            <text:p>1,07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80" office:value-type="float">
            <text:p>68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586" office:value-type="float">
            <text:p>1,586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Vlieland (Eiland)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5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3" office:value-type="float">
            <text:p>93</text:p>
          </table:table-cell>
          <table:table-cell ns41:value-type="float" office:value="63" table:style-name="TL Data" table:number-columns-repeated="2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8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eespercarspel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8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93" office:value-type="float">
            <text:p>29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ervershof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06" office:value-type="float">
            <text:p>406</text:p>
          </table:table-cell>
          <table:table-cell table:style-name="TL Data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1177" office:value-type="float">
            <text:p>1,177</text:p>
          </table:table-cell>
          <table:table-cell ns41:value-type="float" table:style-name="TL Data" office:value="2368" office:value-type="float">
            <text:p>2,368</text:p>
          </table:table-cell>
          <table:table-cell ns41:value-type="float" table:style-name="TL Data" office:value="1168" office:value-type="float">
            <text:p>1,168</text:p>
          </table:table-cell>
          <table:table-cell ns41:value-type="float" table:style-name="TL Data" office:value="1143" office:value-type="float">
            <text:p>1,14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7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844" office:value-type="float">
            <text:p>844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ieringen (Eiland)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1809" office:value-type="float">
            <text:p>1,809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28" office:value-type="float">
            <text:p>62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8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035" office:value-type="float">
            <text:p>1,035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office:value="164" table:style-name="TL Data" table:number-columns-repeated="2" office:value-type="float">
            <text:p>1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4" office:value-type="float">
            <text:p>41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immenum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176" office:value-type="float">
            <text:p>1,176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98" office:value-type="float">
            <text:p>49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ognum e.a.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office:value="188" table:style-name="TL Data" table:number-columns-repeated="2" office:value-type="float">
            <text:p>18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97" office:value-type="float">
            <text:p>39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304" office:value-type="float">
            <text:p>1,304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office:value="191" table:style-name="TL Data" table:number-columns-repeated="2" office:value-type="float">
            <text:p>19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8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462" office:value-type="float">
            <text:p>1,462</text:p>
          </table:table-cell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3002" office:value-type="float">
            <text:p>3,002</text:p>
          </table:table-cell>
          <table:table-cell ns41:value-type="float" table:style-name="TL Data" office:value="1414" office:value-type="float">
            <text:p>1,414</text:p>
          </table:table-cell>
          <table:table-cell ns41:value-type="float" table:style-name="TL Data" office:value="1513" office:value-type="float">
            <text:p>1,5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021" office:value-type="float">
            <text:p>1,021</text:p>
          </table:table-cell>
          <table:table-cell table:style-name="TL Data" table:number-columns-repeated="8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office:value="101" table:style-name="TL Data" table:number-columns-repeated="2" office:value-type="float">
            <text:p>1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80" table:style-name="TL Data" table:number-columns-repeated="2" office:value-type="float">
            <text:p>18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 table:number-columns-repeated="2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office:value="77" table:style-name="TL Data" table:number-columns-repeated="2" office:value-type="float">
            <text:p>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1183" office:value-type="float">
            <text:p>1,183</text:p>
          </table:table-cell>
          <table:table-cell ns41:value-type="float" table:style-name="TL Data" office:value="2252" office:value-type="float">
            <text:p>2,252</text:p>
          </table:table-cell>
          <table:table-cell ns41:value-type="float" table:style-name="TL Data" office:value="1052" office:value-type="float">
            <text:p>1,052</text:p>
          </table:table-cell>
          <table:table-cell ns41:value-type="float" table:style-name="TL Data" office:value="1156" office:value-type="float">
            <text:p>1,1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 table:number-columns-repeated="7"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892" office:value-type="float">
            <text:p>892</text:p>
          </table:table-cell>
          <table:table-cell table:style-name="TL Data" table:number-columns-repeated="8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8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36" office:value-type="float">
            <text:p>1,13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72" office:value-type="float">
            <text:p>572</text:p>
          </table:table-cell>
          <table:table-cell table:style-name="TL Data" table:number-columns-repeated="6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uid- en Noord-Schermer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39" office:value-type="float">
            <text:p>43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uid-Schalkwijk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39" table:style-name="TL Data" table:number-columns-repeated="2" office:value-type="float">
            <text:p>3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uid-Scharwoude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529" office:value-type="float">
            <text:p>1,529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office:value="254" table:style-name="TL Data" table:number-columns-repeated="2" office:value-type="float">
            <text:p>25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ijbecarspel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ns41:value-type="string" table:style-name="TL RowHeader" office:value-type="string">
            <text:p>Zijpe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2459" office:value-type="float">
            <text:p>2,459</text:p>
          </table:table-cell>
          <table:table-cell ns41:value-type="float" table:style-name="TL Data" office:value="2437" office:value-type="float">
            <text:p>2,437</text:p>
          </table:table-cell>
          <table:table-cell ns41:value-type="float" table:style-name="TL Data" office:value="4896" office:value-type="float">
            <text:p>4,896</text:p>
          </table:table-cell>
          <table:table-cell ns41:value-type="float" table:style-name="TL Data" office:value="2351" office:value-type="float">
            <text:p>2,351</text:p>
          </table:table-cell>
          <table:table-cell ns41:value-type="float" table:style-name="TL Data" office:value="2363" office:value-type="float">
            <text:p>2,36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1508" office:value-type="float">
            <text:p>1,508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45" office:value-type="float">
            <text:p>1,445</text:p>
          </table:table-cell>
          <table:table-cell ns41:value-type="float" table:style-name="TL Data" office:value="1386" office:value-type="float">
            <text:p>1,386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69" office:value-type="float">
            <text:p>1,869</text:p>
          </table:table-cell>
          <table:table-cell ns41:value-type="float" table:style-name="TL Data" office:value="1878" office:value-type="float">
            <text:p>1,878</text:p>
          </table:table-cell>
          <table:table-cell table:style-name="TL Data" table:number-columns-repeated="8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ns41:value-type="float" table:style-name="TL Data" office:value="28048" office:value-type="float">
            <text:p>28,048</text:p>
          </table:table-cell>
          <table:table-cell ns41:value-type="float" table:style-name="TL Data" office:value="2469" office:value-type="float">
            <text:p>2,469</text:p>
          </table:table-cell>
          <table:table-cell ns41:value-type="float" table:style-name="TL Data" office:value="30517" office:value-type="float">
            <text:p>30,51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8170" office:value-type="float">
            <text:p>28170</text:p>
          </table:table-cell>
          <table:table-cell ns41:value-type="float" table:style-name="TL Data" office:value="36373" office:value-type="float">
            <text:p>36,373</text:p>
          </table:table-cell>
          <table:table-cell ns41:value-type="float" table:style-name="TL Data" office:value="87572" office:value-type="float">
            <text:p>87,572</text:p>
          </table:table-cell>
          <table:table-cell ns41:value-type="float" table:style-name="TL Data" office:value="87386" office:value-type="float">
            <text:p>87,386</text:p>
          </table:table-cell>
          <table:table-cell ns41:value-type="float" table:style-name="TL Data" office:value="174958" office:value-type="float">
            <text:p>174,958</text:p>
          </table:table-cell>
          <table:table-cell ns41:value-type="float" table:style-name="TL Data" office:value="83046" office:value-type="float">
            <text:p>83,046</text:p>
          </table:table-cell>
          <table:table-cell ns41:value-type="float" table:style-name="TL Data" office:value="83930" office:value-type="float">
            <text:p>83930</text:p>
          </table:table-cell>
          <table:table-cell ns41:value-type="float" table:style-name="TL Data" office:value="3900" office:value-type="float">
            <text:p>3900</text:p>
          </table:table-cell>
          <table:table-cell ns41:value-type="float" table:style-name="TL Data" office:value="3218" office:value-type="float">
            <text:p>3,218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738" office:value-type="float">
            <text:p>1,738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56129" office:value-type="float">
            <text:p>56,129</text:p>
          </table:table-cell>
          <table:table-cell ns41:value-type="float" table:style-name="TL Data" office:value="53208" office:value-type="float">
            <text:p>53,208</text:p>
          </table:table-cell>
          <table:table-cell ns41:value-type="float" table:style-name="TL Data" office:value="27592" office:value-type="float">
            <text:p>27,592</text:p>
          </table:table-cell>
          <table:table-cell ns41:value-type="float" table:style-name="TL Data" office:value="27555" office:value-type="float">
            <text:p>27,555</text:p>
          </table:table-cell>
          <table:table-cell ns41:value-type="float" table:style-name="TL Data" office:value="3851" office:value-type="float">
            <text:p>3,851</text:p>
          </table:table-cell>
          <table:table-cell ns41:value-type="float" table:style-name="TL Data" office:value="6623" office:value-type="float">
            <text:p>6,623</text:p>
          </table:table-cell>
          <table:table-cell ns41:value-type="float" table:style-name="TL Data" office:value="56966" office:value-type="float">
            <text:p>56,966</text:p>
          </table:table-cell>
          <table:table-cell ns41:value-type="float" table:style-name="TL Data" office:value="53450" office:value-type="float">
            <text:p>53450</text:p>
          </table:table-cell>
          <table:table-cell ns41:value-type="float" table:style-name="TL Data" office:value="22653" office:value-type="float">
            <text:p>22,653</text:p>
          </table:table-cell>
          <table:table-cell ns41:value-type="float" table:style-name="TL Data" office:value="27017" office:value-type="float">
            <text:p>27,017</text:p>
          </table:table-cell>
          <table:table-cell ns41:value-type="float" table:style-name="TL Data" office:value="6524" office:value-type="float">
            <text:p>6,524</text:p>
          </table:table-cell>
          <table:table-cell ns41:value-type="float" table:style-name="TL Data" office:value="6416" office:value-type="float">
            <text:p>6,4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75" office:value-type="float">
            <text:p>1,07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314" office:value-type="float">
            <text:p>50,314</text:p>
          </table:table-cell>
          <table:table-cell ns41:value-type="float" table:style-name="TL Data" office:value="50853" office:value-type="float">
            <text:p>50,85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06" office:value-type="float">
            <text:p>1,406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931" office:value-type="float">
            <text:p>3,931</text:p>
          </table:table-cell>
          <table:table-cell ns41:value-type="float" table:style-name="TL Data" office:value="3820" office:value-type="float">
            <text:p>382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9499" office:value-type="float">
            <text:p>29,499</text:p>
          </table:table-cell>
          <table:table-cell ns41:value-type="float" table:style-name="TL Data" office:value="29429" office:value-type="float">
            <text:p>29,429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031" office:value-type="float">
            <text:p>1,031</text:p>
          </table:table-cell>
          <table:table-cell table:style-name="TL Data" table:number-columns-repeated="4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STEDEN</text:p>
          </table:table-cell>
          <table:table-cell/>
          <table:table-cell ns41:value-type="float" table:style-name="TL Data" office:value="36894" office:value-type="float">
            <text:p>36,894</text:p>
          </table:table-cell>
          <table:table-cell ns41:value-type="float" table:style-name="TL Data" office:value="6262" office:value-type="float">
            <text:p>6,262</text:p>
          </table:table-cell>
          <table:table-cell ns41:value-type="float" table:style-name="TL Data" office:value="43156" office:value-type="float">
            <text:p>43,15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7357" office:value-type="float">
            <text:p>37,357</text:p>
          </table:table-cell>
          <table:table-cell ns41:value-type="float" table:style-name="TL Data" office:value="68388" office:value-type="float">
            <text:p>68,388</text:p>
          </table:table-cell>
          <table:table-cell ns41:value-type="float" table:style-name="TL Data" office:value="139341" office:value-type="float">
            <text:p>139,341</text:p>
          </table:table-cell>
          <table:table-cell ns41:value-type="float" table:style-name="TL Data" office:value="162780" office:value-type="float">
            <text:p>162780</text:p>
          </table:table-cell>
          <table:table-cell ns41:value-type="float" table:style-name="TL Data" office:value="302121" office:value-type="float">
            <text:p>302,121</text:p>
          </table:table-cell>
          <table:table-cell ns41:value-type="float" table:style-name="TL Data" office:value="132224" office:value-type="float">
            <text:p>132,224</text:p>
          </table:table-cell>
          <table:table-cell ns41:value-type="float" table:style-name="TL Data" office:value="160003" office:value-type="float">
            <text:p>160,003</text:p>
          </table:table-cell>
          <table:table-cell ns41:value-type="float" table:style-name="TL Data" office:value="6146" office:value-type="float">
            <text:p>6,146</text:p>
          </table:table-cell>
          <table:table-cell ns41:value-type="float" table:style-name="TL Data" office:value="2390" office:value-type="float">
            <text:p>239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387" office:value-type="float">
            <text:p>387</text:p>
          </table:table-cell>
          <table:table-cell ns41:value-type="string" table:style-name="TL Data" office:value-type="string">
            <text:p>3.212/1</text:p>
          </table:table-cell>
          <table:table-cell ns41:value-type="string" table:style-name="TL Data" office:value-type="string">
            <text:p>1.602/1</text:p>
          </table:table-cell>
          <table:table-cell ns41:value-type="float" table:style-name="TL Data" office:value="86356" office:value-type="float">
            <text:p>86,356</text:p>
          </table:table-cell>
          <table:table-cell ns41:value-type="float" table:style-name="TL Data" office:value="99266" office:value-type="float">
            <text:p>99,266</text:p>
          </table:table-cell>
          <table:table-cell ns41:value-type="float" table:style-name="TL Data" office:value="47741" office:value-type="float">
            <text:p>47,741</text:p>
          </table:table-cell>
          <table:table-cell ns41:value-type="float" table:style-name="TL Data" office:value="47653" office:value-type="float">
            <text:p>47,653</text:p>
          </table:table-cell>
          <table:table-cell ns41:value-type="float" table:style-name="TL Data" office:value="5244" office:value-type="float">
            <text:p>5,244</text:p>
          </table:table-cell>
          <table:table-cell ns41:value-type="float" table:style-name="TL Data" office:value="15861" office:value-type="float">
            <text:p>15,861</text:p>
          </table:table-cell>
          <table:table-cell ns41:value-type="float" table:style-name="TL Data" office:value="106323" office:value-type="float">
            <text:p>106,323</text:p>
          </table:table-cell>
          <table:table-cell ns41:value-type="float" table:style-name="TL Data" office:value="124696" office:value-type="float">
            <text:p>124,696</text:p>
          </table:table-cell>
          <table:table-cell ns41:value-type="float" table:style-name="TL Data" office:value="10921" office:value-type="float">
            <text:p>10,921</text:p>
          </table:table-cell>
          <table:table-cell ns41:value-type="float" table:style-name="TL Data" office:value="14607" office:value-type="float">
            <text:p>14,607</text:p>
          </table:table-cell>
          <table:table-cell ns41:value-type="float" table:style-name="TL Data" office:value="14444" office:value-type="float">
            <text:p>14,444</text:p>
          </table:table-cell>
          <table:table-cell ns41:value-type="float" table:style-name="TL Data" office:value="19503" office:value-type="float">
            <text:p>19,50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554" office:value-type="float">
            <text:p>5,554</text:p>
          </table:table-cell>
          <table:table-cell ns41:value-type="float" table:style-name="TL Data" office:value="2553" office:value-type="float">
            <text:p>2,55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65" office:value-type="float">
            <text:p>1,16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9169" office:value-type="float">
            <text:p>69,169</text:p>
          </table:table-cell>
          <table:table-cell ns41:value-type="float" table:style-name="TL Data" office:value="84235" office:value-type="float">
            <text:p>84,235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419" office:value-type="float">
            <text:p>14,419</text:p>
          </table:table-cell>
          <table:table-cell ns41:value-type="float" table:style-name="TL Data" office:value="14251" office:value-type="float">
            <text:p>14,251</text:p>
          </table:table-cell>
          <table:table-cell ns41:value-type="float" table:style-name="TL Data" office:value="3537" office:value-type="float">
            <text:p>3,537</text:p>
          </table:table-cell>
          <table:table-cell ns41:value-type="float" table:style-name="TL Data" office:value="3932" office:value-type="float">
            <text:p>3,932</text:p>
          </table:table-cell>
          <table:table-cell ns41:value-type="float" table:style-name="TL Data" office:value="3065" office:value-type="float">
            <text:p>3,065</text:p>
          </table:table-cell>
          <table:table-cell ns41:value-type="float" table:style-name="TL Data" office:value="3378" office:value-type="float">
            <text:p>3,37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3234" office:value-type="float">
            <text:p>33,234</text:p>
          </table:table-cell>
          <table:table-cell ns41:value-type="float" table:style-name="TL Data" office:value="39626" office:value-type="float">
            <text:p>39,62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524" office:value-type="float">
            <text:p>11,524</text:p>
          </table:table-cell>
          <table:table-cell ns41:value-type="float" table:style-name="TL Data" office:value="12473" office:value-type="float">
            <text:p>12,473</text:p>
          </table:table-cell>
          <table:table-cell ns41:value-type="float" table:style-name="TL Data" office:value="1323" office:value-type="float">
            <text:p>1,323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944"/>
        </table:table-row>
        <table:table-row table:style-name="ro5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</text:p>
          </table:table-cell>
          <table:table-cell/>
          <table:table-cell ns41:value-type="float" table:style-name="TL Data" office:value="28048" office:value-type="float">
            <text:p>28,048</text:p>
          </table:table-cell>
          <table:table-cell ns41:value-type="float" table:style-name="TL Data" office:value="2469" office:value-type="float">
            <text:p>2,469</text:p>
          </table:table-cell>
          <table:table-cell ns41:value-type="float" table:style-name="TL Data" office:value="30517" office:value-type="float">
            <text:p>30,51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8170" office:value-type="float">
            <text:p>28170</text:p>
          </table:table-cell>
          <table:table-cell ns41:value-type="float" table:style-name="TL Data" office:value="36373" office:value-type="float">
            <text:p>36,373</text:p>
          </table:table-cell>
          <table:table-cell ns41:value-type="float" table:style-name="TL Data" office:value="87572" office:value-type="float">
            <text:p>87,572</text:p>
          </table:table-cell>
          <table:table-cell ns41:value-type="float" table:style-name="TL Data" office:value="87386" office:value-type="float">
            <text:p>87,386</text:p>
          </table:table-cell>
          <table:table-cell ns41:value-type="float" table:style-name="TL Data" office:value="174958" office:value-type="float">
            <text:p>174,958</text:p>
          </table:table-cell>
          <table:table-cell ns41:value-type="float" table:style-name="TL Data" office:value="83046" office:value-type="float">
            <text:p>83,046</text:p>
          </table:table-cell>
          <table:table-cell ns41:value-type="float" table:style-name="TL Data" office:value="83930" office:value-type="float">
            <text:p>83930</text:p>
          </table:table-cell>
          <table:table-cell ns41:value-type="float" table:style-name="TL Data" office:value="3900" office:value-type="float">
            <text:p>3900</text:p>
          </table:table-cell>
          <table:table-cell ns41:value-type="float" table:style-name="TL Data" office:value="3218" office:value-type="float">
            <text:p>3,218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738" office:value-type="float">
            <text:p>1,738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56129" office:value-type="float">
            <text:p>56,129</text:p>
          </table:table-cell>
          <table:table-cell ns41:value-type="float" table:style-name="TL Data" office:value="53208" office:value-type="float">
            <text:p>53,208</text:p>
          </table:table-cell>
          <table:table-cell ns41:value-type="float" table:style-name="TL Data" office:value="27592" office:value-type="float">
            <text:p>27,592</text:p>
          </table:table-cell>
          <table:table-cell ns41:value-type="float" table:style-name="TL Data" office:value="27555" office:value-type="float">
            <text:p>27,555</text:p>
          </table:table-cell>
          <table:table-cell ns41:value-type="float" table:style-name="TL Data" office:value="3851" office:value-type="float">
            <text:p>3,851</text:p>
          </table:table-cell>
          <table:table-cell ns41:value-type="float" table:style-name="TL Data" office:value="6623" office:value-type="float">
            <text:p>6,623</text:p>
          </table:table-cell>
          <table:table-cell ns41:value-type="float" table:style-name="TL Data" office:value="56966" office:value-type="float">
            <text:p>56,966</text:p>
          </table:table-cell>
          <table:table-cell ns41:value-type="float" table:style-name="TL Data" office:value="53450" office:value-type="float">
            <text:p>53450</text:p>
          </table:table-cell>
          <table:table-cell ns41:value-type="float" table:style-name="TL Data" office:value="22653" office:value-type="float">
            <text:p>22,653</text:p>
          </table:table-cell>
          <table:table-cell ns41:value-type="float" table:style-name="TL Data" office:value="27017" office:value-type="float">
            <text:p>27,017</text:p>
          </table:table-cell>
          <table:table-cell ns41:value-type="float" table:style-name="TL Data" office:value="6524" office:value-type="float">
            <text:p>6,524</text:p>
          </table:table-cell>
          <table:table-cell ns41:value-type="float" table:style-name="TL Data" office:value="6416" office:value-type="float">
            <text:p>6,4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75" office:value-type="float">
            <text:p>1,07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314" office:value-type="float">
            <text:p>50,314</text:p>
          </table:table-cell>
          <table:table-cell ns41:value-type="float" table:style-name="TL Data" office:value="50853" office:value-type="float">
            <text:p>50,85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06" office:value-type="float">
            <text:p>1,406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931" office:value-type="float">
            <text:p>3,931</text:p>
          </table:table-cell>
          <table:table-cell ns41:value-type="float" table:style-name="TL Data" office:value="3820" office:value-type="float">
            <text:p>382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9499" office:value-type="float">
            <text:p>29,499</text:p>
          </table:table-cell>
          <table:table-cell ns41:value-type="float" table:style-name="TL Data" office:value="29429" office:value-type="float">
            <text:p>29,429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031" office:value-type="float">
            <text:p>1,031</text:p>
          </table:table-cell>
          <table:table-cell table:style-name="TL Data" table:number-columns-repeated="4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TOTAAL DER STEDEN EN GEMEENTEN TEN PLATTEN LANDE</text:p>
          </table:table-cell>
          <table:table-cell/>
          <table:table-cell ns41:value-type="float" table:style-name="TL Data" office:value="64942" office:value-type="float">
            <text:p>64,942</text:p>
          </table:table-cell>
          <table:table-cell ns41:value-type="float" table:style-name="TL Data" office:value="8731" office:value-type="float">
            <text:p>8,731</text:p>
          </table:table-cell>
          <table:table-cell ns41:value-type="float" table:style-name="TL Data" office:value="73673" office:value-type="float">
            <text:p>73,67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5527" office:value-type="float">
            <text:p>65,527</text:p>
          </table:table-cell>
          <table:table-cell ns41:value-type="float" table:style-name="TL Data" office:value="104761" office:value-type="float">
            <text:p>104,761</text:p>
          </table:table-cell>
          <table:table-cell ns41:value-type="float" table:style-name="TL Data" office:value="226913" office:value-type="float">
            <text:p>226,913</text:p>
          </table:table-cell>
          <table:table-cell ns41:value-type="float" table:style-name="TL Data" office:value="250166" office:value-type="float">
            <text:p>250,166</text:p>
          </table:table-cell>
          <table:table-cell ns41:value-type="float" table:style-name="TL Data" office:value="477079" office:value-type="float">
            <text:p>477,079</text:p>
          </table:table-cell>
          <table:table-cell ns41:value-type="float" table:style-name="TL Data" office:value="215270" office:value-type="float">
            <text:p>215270</text:p>
          </table:table-cell>
          <table:table-cell ns41:value-type="float" table:style-name="TL Data" office:value="243933" office:value-type="float">
            <text:p>243,933</text:p>
          </table:table-cell>
          <table:table-cell ns41:value-type="float" table:style-name="TL Data" office:value="10046" office:value-type="float">
            <text:p>10,046</text:p>
          </table:table-cell>
          <table:table-cell ns41:value-type="float" table:style-name="TL Data" office:value="5608" office:value-type="float">
            <text:p>5,608</text:p>
          </table:table-cell>
          <table:table-cell ns41:value-type="float" table:style-name="TL Data" office:value="1597" office:value-type="float">
            <text:p>1,59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950" office:value-type="float">
            <text:p>4950</text:p>
          </table:table-cell>
          <table:table-cell ns41:value-type="float" table:style-name="TL Data" office:value="2658" office:value-type="float">
            <text:p>2,658</text:p>
          </table:table-cell>
          <table:table-cell ns41:value-type="float" table:style-name="TL Data" office:value="142485" office:value-type="float">
            <text:p>142,485</text:p>
          </table:table-cell>
          <table:table-cell ns41:value-type="float" table:style-name="TL Data" office:value="152474" office:value-type="float">
            <text:p>152,474</text:p>
          </table:table-cell>
          <table:table-cell ns41:value-type="float" table:style-name="TL Data" office:value="75333" office:value-type="float">
            <text:p>75,333</text:p>
          </table:table-cell>
          <table:table-cell ns41:value-type="float" table:style-name="TL Data" office:value="75208" office:value-type="float">
            <text:p>75,208</text:p>
          </table:table-cell>
          <table:table-cell ns41:value-type="float" table:style-name="TL Data" office:value="9095" office:value-type="float">
            <text:p>9,095</text:p>
          </table:table-cell>
          <table:table-cell ns41:value-type="float" table:style-name="TL Data" office:value="22484" office:value-type="float">
            <text:p>22,484</text:p>
          </table:table-cell>
          <table:table-cell ns41:value-type="float" table:style-name="TL Data" office:value="163289" office:value-type="float">
            <text:p>163,289</text:p>
          </table:table-cell>
          <table:table-cell ns41:value-type="float" table:style-name="TL Data" office:value="178146" office:value-type="float">
            <text:p>178,146</text:p>
          </table:table-cell>
          <table:table-cell ns41:value-type="float" table:style-name="TL Data" office:value="33574" office:value-type="float">
            <text:p>33,574</text:p>
          </table:table-cell>
          <table:table-cell ns41:value-type="float" table:style-name="TL Data" office:value="41624" office:value-type="float">
            <text:p>41,624</text:p>
          </table:table-cell>
          <table:table-cell ns41:value-type="float" table:style-name="TL Data" office:value="20968" office:value-type="float">
            <text:p>20,968</text:p>
          </table:table-cell>
          <table:table-cell ns41:value-type="float" table:style-name="TL Data" office:value="25919" office:value-type="float">
            <text:p>25,91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6629" office:value-type="float">
            <text:p>6,629</text:p>
          </table:table-cell>
          <table:table-cell ns41:value-type="float" table:style-name="TL Data" office:value="2869" office:value-type="float">
            <text:p>2,869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59" office:value-type="float">
            <text:p>1,35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19483" office:value-type="float">
            <text:p>119,483</text:p>
          </table:table-cell>
          <table:table-cell ns41:value-type="float" table:style-name="TL Data" office:value="135088" office:value-type="float">
            <text:p>135,088</text:p>
          </table:table-cell>
          <table:table-cell ns41:value-type="float" table:style-name="TL Data" office:value="1553" office:value-type="float">
            <text:p>1,553</text:p>
          </table:table-cell>
          <table:table-cell ns41:value-type="float" table:style-name="TL Data" office:value="1777" office:value-type="float">
            <text:p>1,77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825" office:value-type="float">
            <text:p>15,825</text:p>
          </table:table-cell>
          <table:table-cell ns41:value-type="float" table:style-name="TL Data" office:value="15168" office:value-type="float">
            <text:p>15,168</text:p>
          </table:table-cell>
          <table:table-cell ns41:value-type="float" table:style-name="TL Data" office:value="3826" office:value-type="float">
            <text:p>3,826</text:p>
          </table:table-cell>
          <table:table-cell ns41:value-type="float" table:style-name="TL Data" office:value="4189" office:value-type="float">
            <text:p>4,189</text:p>
          </table:table-cell>
          <table:table-cell ns41:value-type="float" table:style-name="TL Data" office:value="6996" office:value-type="float">
            <text:p>6,996</text:p>
          </table:table-cell>
          <table:table-cell ns41:value-type="float" table:style-name="TL Data" office:value="7198" office:value-type="float">
            <text:p>7,19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62733" office:value-type="float">
            <text:p>62,733</text:p>
          </table:table-cell>
          <table:table-cell ns41:value-type="float" table:style-name="TL Data" office:value="69055" office:value-type="float">
            <text:p>69,055</text:p>
          </table:table-cell>
          <table:table-cell ns41:value-type="float" table:style-name="TL Data" office:value="1269" office:value-type="float">
            <text:p>1,269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041" office:value-type="float">
            <text:p>12,041</text:p>
          </table:table-cell>
          <table:table-cell ns41:value-type="float" table:style-name="TL Data" office:value="12935" office:value-type="float">
            <text:p>12,935</text:p>
          </table:table-cell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944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5" table:default-cell-style-name="Default"/>
        <table:table-column table:style-name="co7" table:default-cell-style-name="ce10"/>
        <table:table-column table:style-name="co8" table:default-cell-style-name="ce10"/>
        <table:table-column table:style-name="co5" table:default-cell-style-name="Default" table:number-columns-repeated="1021"/>
        <table:table-row table:style-name="ro5" table:number-rows-repeated="2">
          <table:table-cell table:number-columns-repeated="1024"/>
        </table:table-row>
        <table:table-row table:style-name="ro5">
          <table:table-cell ns41:value-type="string" table:style-name="ce67" office:value-type="string">
            <text:p>Editregel</text:p>
          </table:table-cell>
          <table:table-cell ns41:value-type="string" table:style-name="ce67" office:value-type="string">
            <text:p>Deel telling</text:p>
          </table:table-cell>
          <table:table-cell ns41:value-type="string" table:style-name="ce67" office:value-type="string">
            <text:p>Rolnummer</text:p>
          </table:table-cell>
          <table:table-cell ns41:value-type="string" table:style-name="ce67" office:value-type="string">
            <text:p>Noten en opmerkingen</text:p>
          </table:table-cell>
          <table:table-cell table:style-name="ce67" table:number-columns-repeated="12"/>
          <table:table-cell table:number-columns-repeated="1008"/>
        </table:table-row>
        <table:table-row table:style-name="ro5">
          <table:table-cell table:style-name="TL Metadata" table:number-columns-repeated="16"/>
          <table:table-cell table:number-columns-repeated="1008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ns41:value-type="float" table:style-name="TL Metadata" office:value="32243" office:value-type="float">
            <text:p>32243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ns41:value-type="string" table:style-name="TL Metadata" office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ns41:value-type="float" table:style-name="TL Metadata" office:value="32244" office:value-type="float">
            <text:p>32244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45" office:value-type="float">
            <text:p>32245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46" office:value-type="float">
            <text:p>32246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47" office:value-type="float">
            <text:p>32247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48" office:value-type="float">
            <text:p>32248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49" office:value-type="float">
            <text:p>32249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0" office:value-type="float">
            <text:p>32250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1" office:value-type="float">
            <text:p>32251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2" office:value-type="float">
            <text:p>32252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3" office:value-type="float">
            <text:p>32253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4" office:value-type="float">
            <text:p>32254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ns41:value-type="string" table:style-name="TL Metadata" office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ns41:value-type="float" table:style-name="TL Metadata" office:value="32255" office:value-type="float">
            <text:p>32255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6" office:value-type="float">
            <text:p>32256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7" office:value-type="float">
            <text:p>32257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8" office:value-type="float">
            <text:p>32258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59" office:value-type="float">
            <text:p>32259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0" office:value-type="float">
            <text:p>32260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1" office:value-type="float">
            <text:p>32261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2" office:value-type="float">
            <text:p>32262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3" office:value-type="float">
            <text:p>32263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4" office:value-type="float">
            <text:p>32264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5" office:value-type="float">
            <text:p>32265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6" office:value-type="float">
            <text:p>32266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7" office:value-type="float">
            <text:p>32267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8" office:value-type="float">
            <text:p>32268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69" office:value-type="float">
            <text:p>32269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0" office:value-type="float">
            <text:p>32270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1" office:value-type="float">
            <text:p>32271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2" office:value-type="float">
            <text:p>32272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3" office:value-type="float">
            <text:p>32273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4" office:value-type="float">
            <text:p>32274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5" office:value-type="float">
            <text:p>32275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6" office:value-type="float">
            <text:p>32276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7" office:value-type="float">
            <text:p>32277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8" office:value-type="float">
            <text:p>32278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79" office:value-type="float">
            <text:p>32279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0" office:value-type="float">
            <text:p>32280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1" office:value-type="float">
            <text:p>32281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2" office:value-type="float">
            <text:p>32282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3" office:value-type="float">
            <text:p>32283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4" office:value-type="float">
            <text:p>32284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5" office:value-type="float">
            <text:p>32285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6" office:value-type="float">
            <text:p>32286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7" office:value-type="float">
            <text:p>32287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8" office:value-type="float">
            <text:p>32288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89" office:value-type="float">
            <text:p>32289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90" office:value-type="float">
            <text:p>32290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91" office:value-type="float">
            <text:p>32291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92" office:value-type="float">
            <text:p>32292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93" office:value-type="float">
            <text:p>32293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32294" office:value-type="float">
            <text:p>32294</text:p>
          </table:table-cell>
          <table:table-cell ns41:value-type="string" table:style-name="TL Metadata" office:value-type="string">
            <text:p>NH-2edl</text:p>
          </table:table-cell>
          <table:table-cell table:style-name="TL Metadata"/>
          <table:table-cell table:number-columns-repeated="1021"/>
        </table:table-row>
        <table:table-row table:style-name="ro5">
          <table:table-cell ns41:value-type="float" table:style-name="TL Metadata" office:value="1182" office:value-type="float">
            <text:p>118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83" office:value-type="float">
            <text:p>118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84" office:value-type="float">
            <text:p>118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85" office:value-type="float">
            <text:p>118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86" office:value-type="float">
            <text:p>118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87" office:value-type="float">
            <text:p>118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88" office:value-type="float">
            <text:p>118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89" office:value-type="float">
            <text:p>118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0" office:value-type="float">
            <text:p>119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1" office:value-type="float">
            <text:p>119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2" office:value-type="float">
            <text:p>119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3" office:value-type="float">
            <text:p>119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4" office:value-type="float">
            <text:p>119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5" office:value-type="float">
            <text:p>119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6" office:value-type="float">
            <text:p>119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7" office:value-type="float">
            <text:p>119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8" office:value-type="float">
            <text:p>119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199" office:value-type="float">
            <text:p>119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0" office:value-type="float">
            <text:p>120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1" office:value-type="float">
            <text:p>120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2" office:value-type="float">
            <text:p>120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3" office:value-type="float">
            <text:p>120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4" office:value-type="float">
            <text:p>120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5" office:value-type="float">
            <text:p>120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6" office:value-type="float">
            <text:p>120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7" office:value-type="float">
            <text:p>120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8" office:value-type="float">
            <text:p>120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09" office:value-type="float">
            <text:p>120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0" office:value-type="float">
            <text:p>121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1" office:value-type="float">
            <text:p>121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2" office:value-type="float">
            <text:p>121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3" office:value-type="float">
            <text:p>121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4" office:value-type="float">
            <text:p>121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5" office:value-type="float">
            <text:p>121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6" office:value-type="float">
            <text:p>121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7" office:value-type="float">
            <text:p>121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8" office:value-type="float">
            <text:p>121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19" office:value-type="float">
            <text:p>121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0" office:value-type="float">
            <text:p>122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1" office:value-type="float">
            <text:p>122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9: 1915 moet zijn 1945</text:p>
          </table:table-cell>
          <table:table-cell table:number-columns-repeated="1016"/>
        </table:table-row>
        <table:table-row table:style-name="ro5">
          <table:table-cell ns41:value-type="float" table:style-name="TL Metadata" office:value="1222" office:value-type="float">
            <text:p>122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3" office:value-type="float">
            <text:p>122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4" office:value-type="float">
            <text:p>122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5" office:value-type="float">
            <text:p>122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6" office:value-type="float">
            <text:p>122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7" office:value-type="float">
            <text:p>122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8" office:value-type="float">
            <text:p>122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29" office:value-type="float">
            <text:p>122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0" office:value-type="float">
            <text:p>123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1" office:value-type="float">
            <text:p>123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2" office:value-type="float">
            <text:p>123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3" office:value-type="float">
            <text:p>123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4" office:value-type="float">
            <text:p>123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5" office:value-type="float">
            <text:p>123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6" office:value-type="float">
            <text:p>123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7" office:value-type="float">
            <text:p>123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3005601001" office:value-type="float">
            <text:p>380123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38" office:value-type="float">
            <text:p>123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2: 41 moet zijn 4</text:p>
          </table:table-cell>
          <table:table-cell table:number-columns-repeated="1016"/>
        </table:table-row>
        <table:table-row table:style-name="ro5">
          <table:table-cell ns41:value-type="float" table:style-name="TL Metadata" office:value="1239" office:value-type="float">
            <text:p>123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0" office:value-type="float">
            <text:p>124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1" office:value-type="float">
            <text:p>124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2" office:value-type="float">
            <text:p>124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3" office:value-type="float">
            <text:p>124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4" office:value-type="float">
            <text:p>124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5" office:value-type="float">
            <text:p>124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6" office:value-type="float">
            <text:p>124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7" office:value-type="float">
            <text:p>124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8" office:value-type="float">
            <text:p>124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49" office:value-type="float">
            <text:p>124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0" office:value-type="float">
            <text:p>125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1" office:value-type="float">
            <text:p>125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25: 214 moet zijn 114</text:p>
          </table:table-cell>
          <table:table-cell table:number-columns-repeated="1016"/>
        </table:table-row>
        <table:table-row table:style-name="ro5">
          <table:table-cell ns41:value-type="float" table:style-name="TL Metadata" office:value="1252" office:value-type="float">
            <text:p>125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3" office:value-type="float">
            <text:p>125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4" office:value-type="float">
            <text:p>125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5" office:value-type="float">
            <text:p>125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6" office:value-type="float">
            <text:p>125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7" office:value-type="float">
            <text:p>125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8" office:value-type="float">
            <text:p>125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59" office:value-type="float">
            <text:p>125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0" office:value-type="float">
            <text:p>126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1" office:value-type="float">
            <text:p>126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2" office:value-type="float">
            <text:p>126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3" office:value-type="float">
            <text:p>126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4" office:value-type="float">
            <text:p>126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5" office:value-type="float">
            <text:p>126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6" office:value-type="float">
            <text:p>126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7" office:value-type="float">
            <text:p>126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8" office:value-type="float">
            <text:p>126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69" office:value-type="float">
            <text:p>126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0" office:value-type="float">
            <text:p>127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1" office:value-type="float">
            <text:p>127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2" office:value-type="float">
            <text:p>127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3" office:value-type="float">
            <text:p>127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4" office:value-type="float">
            <text:p>127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5" office:value-type="float">
            <text:p>127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6" office:value-type="float">
            <text:p>127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801001" office:value-type="float">
            <text:p>380124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7" office:value-type="float">
            <text:p>127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902001" office:value-type="float">
            <text:p>380124005902001</text:p>
          </table:table-cell>
          <table:table-cell ns41:value-type="string" table:style-name="TL Metadata" office:value-type="string">
            <text:p>3801240059020011 <text:s/>Daarenboven twee tijdelijk afwezige personen, waarvan het geslacht, en een gezin, waarvan het getal personen niet kan worden opgegev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8" office:value-type="float">
            <text:p>127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902001" office:value-type="float">
            <text:p>3801240059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1279" office:value-type="float">
            <text:p>127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TL Metadata" office:value="380124005902001" office:value-type="float">
            <text:p>3801240059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8:54</meta:creation-date>
    <dc:creator>Helpdesk</dc:creator>
    <dc:date>2004-12-20T18:08:51</dc:date>
    <meta:document-statistic meta:object-count="0" meta:cell-count="6983" meta:table-count="2"/>
    <meta:generator>ODFPY/1.3.0dev</meta:generator>
  </office:meta>
</office:document-meta>
</file>